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4d5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aea79f"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svg:stroke-color="#334d5c" draw:fill="solid" draw:fill-color="#df5a4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9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2.1cm" svg:y="8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cm" svg:height="2cm" svg:x="5.1cm" svg:y="8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2cm" svg:x="8.1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2cm" svg:x="8.1cm" svg:y="5.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layer="layout" svg:width="2cm" svg:height="2cm" svg:x="8.1cm" svg:y="2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cm" svg:height="2cm" svg:x="5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6:38:07.892887613</meta:creation-date>
    <dc:date>2014-12-02T16:55:36.624574884</dc:date>
    <meta:editing-duration>P0D</meta:editing-duration>
    <meta:editing-cycles>1</meta:editing-cycles>
    <meta:generator>LibreOffice/4.2.7.2$Linux_X86_64 LibreOffice_project/420m0$Build-2</meta:generator>
    <meta:document-statistic meta:object-count="7"/>
  </office:meta>
</office:document-meta>
</file>